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style:style>
    <style:style style:name="P4" style:family="paragraph" style:parent-style-name="Heading_20_3">
      <style:text-properties fo:language="en" fo:country="US"/>
    </style:style>
    <style:style style:name="P5" style:family="paragraph" style:parent-style-name="Heading_20_1">
      <style:text-properties fo:color="#c9211e" loext:opacity="100%" fo:font-size="12pt" fo:language="en" fo:country="US" style:font-size-asian="12pt" style:font-size-complex="12pt"/>
    </style:style>
    <style:style style:name="P6" style:family="paragraph" style:parent-style-name="Text_20_body">
      <style:text-properties fo:color="#c9211e" loext:opacity="100%" fo:font-size="12pt" fo:language="en" fo:country="US" style:font-size-asian="12pt" style:font-size-complex="12pt"/>
    </style:style>
    <style:style style:name="P7" style:family="paragraph" style:parent-style-name="Text_20_body">
      <style:text-properties fo:color="#c9211e" loext:opacity="100%" fo:font-weight="bold" style:font-weight-asian="bold" style:font-weight-complex="bold"/>
    </style:style>
    <style:style style:name="P8" style:family="paragraph" style:parent-style-name="Text_20_body">
      <style:text-properties fo:color="#c9211e" loext:opacity="100%"/>
    </style:style>
    <style:style style:name="P9" style:family="paragraph" style:parent-style-name="Text_20_body">
      <style:paragraph-properties fo:margin-top="0cm" fo:margin-bottom="0cm" style:contextual-spacing="false"/>
    </style:style>
    <style:style style:name="P10" style:family="paragraph" style:parent-style-name="Heading_20_1">
      <style:text-properties fo:language="en" fo:country="US" officeooo:rsid="000e5c26" officeooo:paragraph-rsid="000e5c26"/>
    </style:style>
    <style:style style:name="P11" style:family="paragraph" style:parent-style-name="Heading_20_2">
      <style:text-properties fo:language="en" fo:country="US"/>
    </style:style>
    <style:style style:name="P12" style:family="paragraph" style:parent-style-name="Heading_20_3">
      <style:text-properties fo:language="en" fo:country="US"/>
    </style:style>
    <style:style style:name="P13" style:family="paragraph" style:parent-style-name="Standard">
      <style:text-properties fo:language="en" fo:country="US"/>
    </style:style>
    <style:style style:name="P14" style:family="paragraph" style:parent-style-name="Standard">
      <style:text-properties fo:language="en" fo:country="US" officeooo:rsid="000e5c26" officeooo:paragraph-rsid="000e5c26"/>
    </style:style>
    <style:style style:name="P15" style:family="paragraph" style:parent-style-name="Standard">
      <style:text-properties fo:color="#c9211e" loext:opacity="100%" fo:font-size="24pt" fo:language="en" fo:country="US" officeooo:rsid="000e5c26" officeooo:paragraph-rsid="000e5c26" style:font-size-asian="24pt" style:font-size-complex="24pt"/>
    </style:style>
    <style:style style:name="P16" style:family="paragraph" style:parent-style-name="Standard">
      <style:text-properties fo:color="#c9211e" loext:opacity="100%" fo:font-size="24pt" fo:language="en" fo:country="US" officeooo:rsid="000e5c26" officeooo:paragraph-rsid="000f70ed" style:font-size-asian="24pt" style:font-size-complex="24pt"/>
    </style:style>
    <style:style style:name="P17" style:family="paragraph" style:parent-style-name="Standard">
      <style:text-properties fo:color="#c9211e" loext:opacity="100%" fo:font-size="24pt" fo:language="en" fo:country="US" officeooo:rsid="000e5c26" officeooo:paragraph-rsid="000f9e83" style:font-size-asian="24pt" style:font-size-complex="24pt"/>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text-properties fo:language="en" fo:country="US"/>
    </style:style>
    <style:style style:name="P25" style:family="paragraph" style:parent-style-name="Text_20_body" style:list-style-name="L8">
      <style:text-properties fo:language="en" fo:country="US"/>
    </style:style>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T1" style:family="text">
      <style:text-properties officeooo:rsid="000f70ed"/>
    </style:style>
    <style:style style:name="T2" style:family="text">
      <style:text-properties officeooo:rsid="000f9e83"/>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yllabus</text:h>
      <text:h text:style-name="Heading_20_3" text:outline-level="3"><text:span text:style-name="Strong_20_Emphasis">Module 1: Data Collection </text:span></text:h>
      <text:list xml:id="list3419146330" text:style-name="L1">
        <text:list-item>
          <text:p text:style-name="P18">Collecting Data Using APIs </text:p>
        </text:list-item>
        <text:list-item>
          <text:p text:style-name="P18">Collecting Data Using Webscraping </text:p>
        </text:list-item>
        <text:list-item>
          <text:p text:style-name="P18">Exploring Data</text:p>
        </text:list-item>
      </text:list>
      <text:h text:style-name="Heading_20_3" text:outline-level="3"><text:span text:style-name="Strong_20_Emphasis">Module 2: Data Wrangling </text:span></text:h>
      <text:list xml:id="list2735328559" text:style-name="L2">
        <text:list-item>
          <text:p text:style-name="P19">Finding Missing Values </text:p>
        </text:list-item>
        <text:list-item>
          <text:p text:style-name="P19">Determine Missing Values </text:p>
        </text:list-item>
        <text:list-item>
          <text:p text:style-name="P19">Finding Duplicates </text:p>
        </text:list-item>
        <text:list-item>
          <text:p text:style-name="P19">Removing Duplicates </text:p>
        </text:list-item>
        <text:list-item>
          <text:p text:style-name="P19">Normalizing Data</text:p>
        </text:list-item>
      </text:list>
      <text:h text:style-name="Heading_20_3" text:outline-level="3"><text:span text:style-name="Strong_20_Emphasis">Module 3: Exploratory Data Analysis </text:span></text:h>
      <text:list xml:id="list2419766330" text:style-name="L3">
        <text:list-item>
          <text:p text:style-name="P20">Distribution </text:p>
        </text:list-item>
        <text:list-item>
          <text:p text:style-name="P20">Outliers </text:p>
        </text:list-item>
        <text:list-item>
          <text:p text:style-name="P20">Correlation</text:p>
        </text:list-item>
      </text:list>
      <text:p text:style-name="Text_20_body"><text:span text:style-name="Strong_20_Emphasis">Module 4: Data Visualization </text:span></text:p>
      <text:list xml:id="list3985578723" text:style-name="L4">
        <text:list-item>
          <text:p text:style-name="P21">Visualizing Distribution of Data </text:p>
        </text:list-item>
        <text:list-item>
          <text:p text:style-name="P21">Relationship </text:p>
        </text:list-item>
        <text:list-item>
          <text:p text:style-name="P21">Composition </text:p>
        </text:list-item>
        <text:list-item>
          <text:p text:style-name="P21">Comparison</text:p>
        </text:list-item>
      </text:list>
      <text:h text:style-name="Heading_20_3" text:outline-level="3"><text:span text:style-name="Strong_20_Emphasis">Module 5: Dashboard Creation</text:span></text:h>
      <text:list xml:id="list490917383" text:style-name="L5">
        <text:list-item>
          <text:p text:style-name="P22">Dashboards</text:p>
        </text:list-item>
      </text:list>
      <text:h text:style-name="Heading_20_3" text:outline-level="3"><text:span text:style-name="Strong_20_Emphasis">Module 6: Presentation of Findings</text:span></text:h>
      <text:list xml:id="list1666016854" text:style-name="L6">
        <text:list-item>
          <text:p text:style-name="P23">Final Presentation</text:p>
        </text:list-item>
      </text:list>
      <text:p text:style-name="P3"/>
      <text:h text:style-name="P5" text:outline-level="1">Hands-on Lab : Getting Started with Watson Studio</text:h>
      <text:p text:style-name="P6"><text:a xlink:type="simple" xlink:href="https://cf-courses-data.s3.us.cloud-object-storage.appdomain.cloud/IBM-DA0321EN-SkillsNetwork/labs/module%201/Lab%20-%20Getting%20Started%20with%20Watson%20Studio/instructions.md.html?origin=www.coursera.org" text:style-name="Internet_20_link" text:visited-style-name="Visited_20_Internet_20_Link">https://cf-courses-data.s3.us.cloud-object-storage.appdomain.cloud/IBM-DA0321EN-SkillsNetwork/labs/module%201/Lab%20-%20Getting%20Started%20with%20Watson%20Studio/instructions.md.html?origin=www.coursera.org</text:a></text:p>
      <text:p text:style-name="P6"><text:soft-page-break/></text:p>
      <text:p text:style-name="P3"/>
      <text:h text:style-name="P1" text:outline-level="1">Introduction To Capstone Project</text:h>
      <text:p text:style-name="P3">You have recently been hired as a Data Analyst by a global IT and business consulting services firm that is known for their expertise in IT solutions and their team of highly experienced IT consultants. In order to keep pace with changing technologies and remain competitive, your organization regularly analyzes data to help identify future skill requirements. </text:p>
      <text:p text:style-name="P3">As a Data Analyst, you will be assisting with this initiative and have been tasked with collecting data from various sources and identifying trends for this year's report on emerging skills. </text:p>
      <text:p text:style-name="P3">Your first task is to collect the top programming skills that are most in demand from various sources including:</text:p>
      <text:list xml:id="list2104476042" text:style-name="L7">
        <text:list-item>
          <text:p text:style-name="P24">Job postings</text:p>
        </text:list-item>
        <text:list-item>
          <text:p text:style-name="P24">Training portals</text:p>
        </text:list-item>
        <text:list-item>
          <text:p text:style-name="P24">Surveys</text:p>
        </text:list-item>
      </text:list>
      <text:p text:style-name="P3">Once you have collected enough data, you will begin analyzing the data and identify insights and trends that may include the following:</text:p>
      <text:list xml:id="list4082488830" text:style-name="L8">
        <text:list-item>
          <text:p text:style-name="P25">What are the top programming languages in demand?</text:p>
        </text:list-item>
        <text:list-item>
          <text:p text:style-name="P25">What are the top database skills in demand?</text:p>
        </text:list-item>
        <text:list-item>
          <text:p text:style-name="P25">What are the popular IDEs?</text:p>
        </text:list-item>
      </text:list>
      <text:p text:style-name="P3">You will begin by scraping internet web sites and accessing APIs to collect data in various formats like .csv files, excel sheets, and databases. </text:p>
      <text:p text:style-name="P3">Once this is completed, you will make that data ready for analysis using data wrangling techniques. </text:p>
      <text:p text:style-name="P3">When the data is ready you will then want to apply statistical techniques to analyze the data. Then bring all of your information together by using IBM Cognos Analytics to create your dashboard. And finally, show off your storytelling skills by sharing your findings in a presentation.</text:p>
      <text:p text:style-name="P3">You will be evaluated using quizzes in each module as well as the final project presentation.</text:p>
      <text:p text:style-name="P2"/>
      <text:p text:style-name="P2"/>
      <text:h text:style-name="P11" text:outline-level="2">About the dataset</text:h>
      <text:p text:style-name="P2"><text:a xlink:type="simple" xlink:href="https://cf-courses-data.s3.us.cloud-object-storage.appdomain.cloud/IBM-DA0321EN-SkillsNetwork/labs/module%201/Exploring%20the%20dataset/About_the_data_set.md.html?origin=www.coursera.org" text:style-name="Internet_20_link" text:visited-style-name="Visited_20_Internet_20_Link">https://cf-courses-data.s3.us.cloud-object-storage.appdomain.cloud/IBM-DA0321EN-SkillsNetwork/labs/module%201/Exploring%20the%20dataset/About_the_data_set.md.html?origin=www.coursera.org</text:a></text:p>
      <text:p text:style-name="P2"/>
      <text:p text:style-name="P15">WEEK 2</text:p>
      <text:h text:style-name="P10" text:outline-level="1"><text:soft-page-break/>Assignment Overview</text:h>
      <text:p text:style-name="Text_20_body">Data Wrangling or Munging is a process in which we clean up the data set and make it ready for data analysis. In this assignment you will perform the following tasks:</text:p>
      <text:list xml:id="list242613889" text:style-name="L9">
        <text:list-item>
          <text:p text:style-name="P26">Identify duplicate rows in the data frame.</text:p>
        </text:list-item>
        <text:list-item>
          <text:p text:style-name="P26">Remove duplicate rows from the dataframe.</text:p>
        </text:list-item>
        <text:list-item>
          <text:p text:style-name="P26">Find the number of missing values for all columns.</text:p>
        </text:list-item>
        <text:list-item>
          <text:p text:style-name="P26">Find the value counts for the column "Employment".</text:p>
        </text:list-item>
        <text:list-item>
          <text:p text:style-name="P26">Normalize the data using two existing columns. </text:p>
        </text:list-item>
      </text:list>
      <text:p text:style-name="P16">WEEK <text:span text:style-name="T1">3</text:span></text:p>
      <text:h text:style-name="P10" text:outline-level="1">Assignment Overview</text:h>
      <text:p text:style-name="Text_20_body">After cleaning the dataset, your next step is the analysis. In this stage you will become more familiar with the data set and it will start to take shape. In this assignment you will:</text:p>
      <text:list xml:id="list2630362909" text:style-name="L10">
        <text:list-item>
          <text:p text:style-name="P27">Plot a distribution curve, and histogram.</text:p>
        </text:list-item>
        <text:list-item>
          <text:p text:style-name="P27">Find the median, and outliers of particular columns.</text:p>
        </text:list-item>
        <text:list-item>
          <text:p text:style-name="P27">Compute the Inter Quartile Range.</text:p>
        </text:list-item>
        <text:list-item>
          <text:p text:style-name="P27">Find out the upper and lower bounds, and find correlations between numerical columns.</text:p>
        </text:list-item>
        <text:list-item>
          <text:p text:style-name="P27">Create a new dataframe.</text:p>
        </text:list-item>
      </text:list>
      <text:p text:style-name="P14"/>
      <text:p text:style-name="P17">WEEK <text:span text:style-name="T2">4</text:span></text:p>
      <text:h text:style-name="P10" text:outline-level="1">Assignment Overview</text:h>
      <text:p text:style-name="Text_20_body">In this assignment you will now show off your visualization skills by working with the Stack Overflow Developer Survey 2019 dataset. In this assignment you will:</text:p>
      <text:list xml:id="list773377764" text:style-name="L11">
        <text:list-item>
          <text:p text:style-name="P28">Create a histogram to show the distribution of data.</text:p>
        </text:list-item>
        <text:list-item>
          <text:p text:style-name="P28">Create different plots such as a scatter, bubble or boxplot.</text:p>
        </text:list-item>
        <text:list-item>
          <text:p text:style-name="P28">Create a pie chart, bar chart, and stacked chart to show medians and counts.</text:p>
        </text:list-item>
      </text:list>
      <text:p text:style-name="P14"/>
      <text:h text:style-name="P4" text:outline-level="3"><text:soft-page-break/></text:h>
      <text:h text:style-name="P4" text:outline-level="3"/>
      <text:h text:style-name="P4" text:outline-level="3"/>
      <text:h text:style-name="P4" text:outline-level="3"/>
      <text:h text:style-name="P4" text:outline-level="3"/>
      <text:h text:style-name="P4" text:outline-level="3">1.</text:h>
      <text:section text:style-name="Sect1" text:name="UFAijhWDEeuH7w7V6OoKxQ-legend">
        <text:section text:style-name="Sect1" text:name="prompt-UFAijhWDEeuH7w7V6OoKxQ">
          <text:p text:style-name="P8">Which python module helps you to easily access an API?</text:p>
        </text:section>
      </text:section>
      <text:p text:style-name="P7">Requests</text:p>
      <text:p text:style-name="Text_20_body">Pandas</text:p>
      <text:p text:style-name="Text_20_body">Matplotlib</text:p>
      <text:p text:style-name="Text_20_body">NumPy</text:p>
      <text:p text:style-name="P9">Correct</text:p>
      <text:section text:style-name="Sect1" text:name="zzRDahWDEeuYDwqxZhH-xw-legend">
        <text:h text:style-name="Heading_20_3" text:outline-level="3">2.</text:h>
        <text:section text:style-name="Sect1" text:name="prompt-zzRDahWDEeuYDwqxZhH-xw">
          <text:p text:style-name="P8">How many job postings exist for the Python programming language?</text:p>
        </text:section>
      </text:section>
      <text:p text:style-name="P7">1173</text:p>
      <text:p text:style-name="Text_20_body">2089</text:p>
      <text:p text:style-name="Text_20_body">None of the above</text:p>
      <text:p text:style-name="Text_20_body">4025</text:p>
      <text:p text:style-name="P9">Correct</text:p>
      <text:section text:style-name="Sect1" text:name="e8YvGB01EeuYDwqxZhH-xw-legend">
        <text:h text:style-name="Heading_20_3" text:outline-level="3">3.</text:h>
        <text:section text:style-name="Sect1" text:name="prompt-e8YvGB01EeuYDwqxZhH-xw">
          <text:p text:style-name="P8">Of all the locations in the list below, which has the maximum number of job postings?</text:p>
          <text:p text:style-name="Text_20_body">L= ["Los Angeles", "New York", "San Francisco", "Washington DC", "Seattle"]</text:p>
        </text:section>
      </text:section>
      <text:p text:style-name="Text_20_body">New York</text:p>
      <text:p text:style-name="P7">Washington DC</text:p>
      <text:p text:style-name="Text_20_body">Log Angeles</text:p>
      <text:p text:style-name="Text_20_body">Seattl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10T10:55:04.259130125</meta:creation-date>
    <meta:generator>LibreOffice/7.2.2.2$MacOSX_X86_64 LibreOffice_project/02b2acce88a210515b4a5bb2e46cbfb63fe97d56</meta:generator>
    <dc:date>2022-10-15T11:37:54.797668156</dc:date>
    <meta:editing-duration>PT23H15M15S</meta:editing-duration>
    <meta:editing-cycles>6</meta:editing-cycles>
    <meta:document-statistic meta:table-count="0" meta:image-count="0" meta:object-count="0" meta:page-count="4" meta:paragraph-count="86" meta:word-count="651" meta:character-count="4242" meta:non-whitespace-character-count="3693"/>
  </office:meta>
</office:document-meta>
</file>